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Fuentedepárrafopredeter." style:family="text">
      <style:text-properties fo:background-color="#FFFF00"/>
    </style:style>
    <style:style style:name="T4" style:parent-style-name="Fuentedepárrafopredeter." style:family="text">
      <style:text-properties fo:background-color="#FFFF00"/>
    </style:style>
    <style:style style:name="T5" style:parent-style-name="Fuentedepárrafopredeter." style:family="text">
      <style:text-properties fo:background-color="#FFFF00"/>
    </style:style>
    <style:style style:name="T6" style:parent-style-name="Fuentedepárrafopredeter." style:family="text">
      <style:text-properties fo:background-color="#FFFF00"/>
    </style:style>
    <style:style style:name="T7" style:parent-style-name="Fuentedepárrafopredeter." style:family="text">
      <style:text-properties fo:background-color="#FFFF00"/>
    </style:style>
    <style:style style:name="T8" style:parent-style-name="Fuentedepárrafopredeter." style:family="text">
      <style:text-properties fo:background-color="#FFFF00"/>
    </style:style>
    <style:style style:name="T9" style:parent-style-name="Fuentedepárrafopredeter." style:family="text">
      <style:text-properties fo:background-color="#FFFF00"/>
    </style:style>
    <style:style style:name="T10" style:parent-style-name="Fuentedepárrafopredeter." style:family="text">
      <style:text-properties fo:background-color="#FFFF00"/>
    </style:style>
    <style:style style:name="T11" style:parent-style-name="Fuentedepárrafopredeter." style:family="text">
      <style:text-properties fo:background-color="#FFFF00"/>
    </style:style>
    <style:style style:name="T12" style:parent-style-name="Fuentedepárrafopredeter." style:family="text">
      <style:text-properties fo:background-color="#00FF00"/>
    </style:style>
    <style:style style:name="T13" style:parent-style-name="Fuentedepárrafopredeter." style:family="text">
      <style:text-properties fo:background-color="#00FF00"/>
    </style:style>
    <style:style style:name="T14" style:parent-style-name="Fuentedepárrafopredeter." style:family="text">
      <style:text-properties fo:background-color="#FF00FF"/>
    </style:style>
    <style:style style:name="T15" style:parent-style-name="Fuentedepárrafopredeter." style:family="text">
      <style:text-properties fo:background-color="#FF00FF"/>
    </style:style>
    <style:style style:name="T16" style:parent-style-name="Fuentedepárrafopredeter." style:family="text">
      <style:text-properties fo:background-color="#008080"/>
    </style:style>
    <style:style style:name="T17" style:parent-style-name="Fuentedepárrafopredeter." style:family="text">
      <style:text-properties fo:background-color="#008080"/>
    </style:style>
    <style:style style:name="T18" style:parent-style-name="Fuentedepárrafopredeter." style:family="text">
      <style:text-properties fo:background-color="#0000FF"/>
    </style:style>
    <style:style style:name="T19" style:parent-style-name="Fuentedepárrafopredeter." style:family="text">
      <style:text-properties fo:background-color="#FF0000"/>
    </style:style>
    <style:style style:name="T20" style:parent-style-name="Fuentedepárrafopredeter." style:family="text">
      <style:text-properties fo:background-color="#FF0000"/>
    </style:style>
    <style:style style:name="T21" style:parent-style-name="Fuentedepárrafopredeter." style:family="text">
      <style:text-properties fo:background-color="#FF0000"/>
    </style:style>
    <style:style style:name="T22" style:parent-style-name="Fuentedepárrafopredeter." style:family="text">
      <style:text-properties fo:background-color="#FF0000"/>
    </style:style>
    <style:style style:name="T23" style:parent-style-name="Fuentedepárrafopredeter." style:family="text">
      <style:text-properties fo:background-color="#FF0000"/>
    </style:style>
    <style:style style:name="T24" style:parent-style-name="Fuentedepárrafopredeter." style:family="text">
      <style:text-properties fo:background-color="#FF0000"/>
    </style:style>
    <style:style style:name="T25" style:parent-style-name="Fuentedepárrafopredeter." style:family="text">
      <style:text-properties fo:background-color="#FF0000"/>
    </style:style>
    <style:style style:name="T26" style:parent-style-name="Fuentedepárrafopredeter." style:family="text">
      <style:text-properties fo:background-color="#FF0000"/>
    </style:style>
  </office:automatic-styles>
  <office:body>
    <office:text text:use-soft-page-breaks="true">
      <text:p text:style-name="P1">Crear un DER que permita modelar un sistema que sirva para simular el funcionamiento de</text:p>
      <text:p text:style-name="P2">una red social, teniendo en cuenta lo siguiente:</text:p>
      <text:p text:style-name="Normal">● Los<text:s/><text:span text:style-name="T3">usuarios</text:span><text:s/>de la red social se identifican con un<text:s/><text:span text:style-name="T4">identificador numérico</text:span>, deben aportar un</text:p>
      <text:p text:style-name="Normal"><text:span text:style-name="T5">mail</text:span><text:s/>(no se puede repetir) y una<text:s/><text:span text:style-name="T6">contraseña</text:span><text:s/>también obligatoria de 8 caracteres como mínimo.</text:p>
      <text:p text:style-name="Normal">Además se almacena de ellos:</text:p>
      <text:p text:style-name="Normal">● Su<text:s/><text:span text:style-name="T7">nombre</text:span>,<text:s/><text:span text:style-name="T8">apellidos</text:span>,<text:s/><text:span text:style-name="T9">dirección</text:span>,<text:s/><text:span text:style-name="T10">teléfono</text:span><text:s/>(puede tener varios teléfonos) y una<text:s/><text:span text:style-name="T11">foto de perfil</text:span>.</text:p>
      <text:p text:style-name="Normal">● Los usuarios pueden tener una serie de<text:s/><text:span text:style-name="T12">contactos</text:span>, que en realidad son otros usuarios. De</text:p>
      <text:p text:style-name="Normal">cada contacto se puede almacenar un<text:s/><text:span text:style-name="T13">comentario que es personal</text:span><text:s/>y que sirve para describir al</text:p>
      <text:p text:style-name="Normal">contacto.</text:p>
      <text:p text:style-name="Normal">● Los usuarios pueden organizar sus contactos en<text:s/><text:span text:style-name="T14">grupos</text:span><text:s/>de los cuales se almacena un<text:s/><text:span text:style-name="T15">nombre</text:span></text:p>
      <text:p text:style-name="Normal">y deberemos saber los contactos que contiene.<text:s/><text:span text:style-name="T16">El mismo contacto puede formar parte de</text:span></text:p>
      <text:p text:style-name="Normal"><text:span text:style-name="T17">varios grupos.</text:span></text:p>
      <text:p text:style-name="Normal">● Además cada usuario puede tener una<text:s/><text:span text:style-name="T18">lista de usuarios bloqueados</text:span><text:s/>a fin de que no puedan</text:p>
      <text:p text:style-name="Normal">contactar con él.</text:p>
      <text:p text:style-name="Normal">Los usuarios pueden publicar en la red<text:s/><text:span text:style-name="T19">comentarios</text:span>, los cuales pueden ser<text:s/><text:span text:style-name="T20">públicos</text:span><text:s/>(los ve</text:p>
      <text:p text:style-name="Normal">todo el mundo),<text:s/><text:span text:style-name="T21">restringidos</text:span><text:s/>(solo los ven sus contactos), o<text:s/><text:span text:style-name="T22">exclusivos</text:span><text:s/>(los ven el contacto o</text:p>
      <text:p text:style-name="Normal">grupo destinatario). Los comentarios pueden incluir un<text:s/><text:span text:style-name="T23">texto</text:span><text:s/>y algun contenido binario (audio,</text:p>
      <text:p text:style-name="Normal">imagen, vídeo) indicando el<text:s/><text:span text:style-name="T24">tipo de contenido</text:span><text:s/>(I:imagen, A:audio, V:vídeo) y<text:s/><text:span text:style-name="T25">la fecha de</text:span></text:p>
      <text:p text:style-name="Normal"><text:span text:style-name="T26">creación</text:span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uben Valero</meta:initial-creator>
    <dc:creator>Ruben Valero</dc:creator>
    <meta:creation-date>2023-10-14T10:43:00Z</meta:creation-date>
    <dc:date>2023-10-14T11:28:00Z</dc:date>
    <meta:template xlink:href="Normal.dotm" xlink:type="simple"/>
    <meta:editing-cycles>1</meta:editing-cycles>
    <meta:editing-duration>PT2700S</meta:editing-duration>
    <meta:document-statistic meta:page-count="1" meta:paragraph-count="2" meta:word-count="206" meta:character-count="1338" meta:row-count="9" meta:non-whitespace-character-count="1134"/>
  </office:meta>
</office:document-meta>
</file>